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</text:p>
      <text:p text:style-name="Standard"/>
      <text:p text:style-name="Standard">1.Whenever there is update in courses,fees structure the database needs to be updated. <text:s/></text:p>
      <text:p text:style-name="Standard"/>
      <text:p text:style-name="Standard">2.Whenever there is change in fee structure this should reflect all the student fee structure.</text:p>
      <text:p text:style-name="Standard"/>
      <text:p text:style-name="Standard">3.Student should be able to check the information about the courses.</text:p>
      <text:p text:style-name="Standard"/>
      <text:p text:style-name="Standard">4.Whenever student want perticular book he just have to tell the librarian that which book dose he/she want.</text:p>
      <text:p text:style-name="Standard"/>
      <text:p text:style-name="Standard">5.Whenever Student wants perticular certificate he will just send the request for that doccument to the student section.</text:p>
      <text:p text:style-name="Standard"/>
      <text:p text:style-name="Standard">6.There shoulde be two users first is Student and second is Database handl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11-11T20:09:50</meta:creation-date>
    <dc:date>2014-11-12T10:37:58</dc:date>
    <dc:creator>webonise </dc:creator>
    <meta:editing-duration>PT40M59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7" meta:word-count="89" meta:character-count="567" meta:non-whitespace-character-count="483"/>
  </office:meta>
</office:document-meta>
</file>